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phpMyAdmin SQL Dump<text:line-break/>-- version 4.8.5<text:line-break/>-- https://www.phpmyadmin.net/<text:line-break/>--<text:line-break/>-- Host: classmysql.engr.oregonstate.edu:3306<text:line-break/>-- Generation Time: May 06, 2019 at 08:58 PM<text:line-break/>-- Server version: 10.3.13-MariaDB-log<text:line-break/>-- PHP Version: 7.0.33<text:line-break/><text:line-break/>SET SQL_MODE = "NO_AUTO_VALUE_ON_ZERO";<text:line-break/>SET AUTOCOMMIT = 0;<text:line-break/>START TRANSACTION;<text:line-break/>SET time_zone = "+00:00";<text:line-break/><text:line-break/><text:line-break/>/*!40101 SET @OLD_CHARACTER_SET_CLIENT=@@CHARACTER_SET_CLIENT */;<text:line-break/>/*!40101 SET @OLD_CHARACTER_SET_RESULTS=@@CHARACTER_SET_RESULTS */;<text:line-break/>/*!40101 SET @OLD_COLLATION_CONNECTION=@@COLLATION_CONNECTION */;<text:line-break/>/*!40101 SET NAMES utf8mb4 */;<text:line-break/><text:line-break/>--<text:line-break/>-- Database: `cs290_perryco`<text:line-break/>--<text:line-break/><text:line-break/>-- --------------------------------------------------------<text:line-break/><text:line-break/>--<text:line-break/>-- Table structure for table `Audience`<text:line-break/>--<text:line-break/><text:line-break/>CREATE TABLE `Audience` (<text:line-break/> <text:s/>`Audience_ID` int(11) NOT NULL,<text:line-break/> <text:s/>`Audience_Age` int(11) NOT NULL,<text:line-break/> <text:s/>`Audience_Location` varchar(100) NOT NULL,<text:line-break/> <text:s/>`Audience_Gender` varchar(10) NOT NULL<text:line-break/>) ENGINE=InnoDB DEFAULT CHARSET=utf8;<text:line-break/><text:line-break/>--<text:line-break/>-- RELATIONSHIPS FOR TABLE `Audience`:<text:line-break/>--<text:line-break/><text:line-break/>--<text:line-break/>-- Dumping data for table `Audience`<text:line-break/>--<text:line-break/><text:line-break/>INSERT INTO `Audience` (`Audience_ID`, `Audience_Age`, `Audience_Location`, `Audience_Gender`) VALUES<text:line-break/>(1, 20, 'San Fransisco CA ', 'M'),<text:line-break/>(2, 21, 'New York, NY', 'F');<text:line-break/><text:soft-page-break/><text:line-break/>-- --------------------------------------------------------<text:line-break/><text:line-break/>--<text:line-break/>-- Table structure for table `Audience_Hardware`<text:line-break/>--<text:line-break/><text:line-break/>CREATE TABLE `Audience_Hardware` (<text:line-break/> <text:s/>`Hardware_ID` int(11) NOT NULL,<text:line-break/> <text:s/>`Audience_ID` int(11) NOT NULL<text:line-break/>) ENGINE=InnoDB DEFAULT CHARSET=utf8;<text:line-break/><text:line-break/>--<text:line-break/>-- RELATIONSHIPS FOR TABLE `Audience_Hardware`:<text:line-break/>--<text:line-break/><text:line-break/>--<text:line-break/>-- Dumping data for table `Audience_Hardware`<text:line-break/>--<text:line-break/><text:line-break/>INSERT INTO `Audience_Hardware` (`Hardware_ID`, `Audience_ID`) VALUES<text:line-break/>(1, 1),<text:line-break/>(2, 2);<text:line-break/><text:line-break/>-- --------------------------------------------------------<text:line-break/><text:line-break/>--<text:line-break/>-- Table structure for table `Controls`<text:line-break/>--<text:line-break/><text:line-break/>CREATE TABLE `Controls` (<text:line-break/> <text:s/>`Controls_ ID` int(11) NOT NULL,<text:line-break/> <text:s/>`Controls_Key_Board` tinyint(1) NOT NULL,<text:line-break/> <text:s/>`Controls_Mouse` tinyint(1) NOT NULL,<text:line-break/> <text:s/>`Controls_Controler` tinyint(1) NOT NULL<text:line-break/>) ENGINE=InnoDB DEFAULT CHARSET=utf8;<text:line-break/><text:line-break/>--<text:line-break/>-- RELATIONSHIPS FOR TABLE `Controls`:<text:line-break/>--<text:line-break/><text:line-break/>--<text:line-break/>-- Dumping data for table `Controls`<text:line-break/>--<text:line-break/><text:line-break/>INSERT INTO `Controls` (`Controls_ ID`, `Controls_Key_Board`, `Controls_Mouse`, `Controls_Controler`) VALUES<text:line-break/>(1, 1, 0, 0),<text:line-break/>(2, 0, 1, 0),<text:line-break/><text:soft-page-break/>(3, 0, 0, 1);<text:line-break/><text:line-break/>-- --------------------------------------------------------<text:line-break/><text:line-break/>--<text:line-break/>-- Table structure for table `Games`<text:line-break/>--<text:line-break/><text:line-break/>CREATE TABLE `Games` (<text:line-break/> <text:s/>`Games_ID` int(2) NOT NULL,<text:line-break/> <text:s/>`Games_Game_title` varchar(500) NOT NULL,<text:line-break/> <text:s/>`Games_Relese_date` varchar(11) NOT NULL,<text:line-break/> <text:s/>`Games_Rating` char(5) NOT NULL,<text:line-break/> <text:s/>`Games_Current_Version` varchar(10) NOT NULL,<text:line-break/> <text:s/>`Games_Creators` varchar(100) NOT NULL<text:line-break/>) ENGINE=InnoDB DEFAULT CHARSET=utf8;<text:line-break/><text:line-break/>--<text:line-break/>-- RELATIONSHIPS FOR TABLE `Games`:<text:line-break/>--<text:line-break/><text:line-break/>--<text:line-break/>-- Dumping data for table `Games`<text:line-break/>--<text:line-break/><text:line-break/>INSERT INTO `Games` (`Games_ID`, `Games_Game_title`, `Games_Relese_date`, `Games_Rating`, `Games_Current_Version`, `Games_Creators`) VALUES<text:line-break/>(1, 'tester', '01/05/2018', 'E', '1.0', 'name of main character and some supporting cast'),<text:line-break/>(2, 'tester2', '01/05/2018', 'E', '1.0', 'name of main character and some supporting cast');<text:line-break/><text:line-break/>-- --------------------------------------------------------<text:line-break/><text:line-break/>--<text:line-break/>-- Table structure for table `Game_Game_Play`<text:line-break/>--<text:line-break/><text:line-break/>CREATE TABLE `Game_Game_Play` (<text:line-break/> <text:s/>`Game_ID` int(11) NOT NULL,<text:line-break/> <text:s/>`Game_Game_Play_type` tinyint(1) NOT NULL<text:line-break/>) ENGINE=InnoDB DEFAULT CHARSET=utf8;<text:line-break/><text:line-break/>--<text:line-break/>-- RELATIONSHIPS FOR TABLE `Game_Game_Play`:<text:line-break/>--<text:line-break/><text:line-break/>--<text:line-break/>-- Dumping data for table `Game_Game_Play`<text:line-break/>--<text:line-break/><text:line-break/><text:soft-page-break/>INSERT INTO `Game_Game_Play` (`Game_ID`, `Game_Game_Play_type`) VALUES<text:line-break/>(1, 0),<text:line-break/>(2, 1);<text:line-break/><text:line-break/>-- --------------------------------------------------------<text:line-break/><text:line-break/>--<text:line-break/>-- Table structure for table `Game_Hardware`<text:line-break/>--<text:line-break/><text:line-break/>CREATE TABLE `Game_Hardware` (<text:line-break/> <text:s/>`Game_ID` int(11) NOT NULL,<text:line-break/> <text:s/>`Hardware_ID` int(11) NOT NULL<text:line-break/>) ENGINE=InnoDB DEFAULT CHARSET=utf8;<text:line-break/><text:line-break/>--<text:line-break/>-- RELATIONSHIPS FOR TABLE `Game_Hardware`:<text:line-break/>--<text:line-break/><text:line-break/>--<text:line-break/>-- Dumping data for table `Game_Hardware`<text:line-break/>--<text:line-break/><text:line-break/>INSERT INTO `Game_Hardware` (`Game_ID`, `Hardware_ID`) VALUES<text:line-break/>(1, 2),<text:line-break/>(2, 1);<text:line-break/><text:line-break/>-- --------------------------------------------------------<text:line-break/><text:line-break/>--<text:line-break/>-- Table structure for table `Game_Play`<text:line-break/>--<text:line-break/><text:line-break/>CREATE TABLE `Game_Play` (<text:line-break/> <text:s/>`Game_play_ID` int(11) NOT NULL,<text:line-break/> <text:s/>`Game_play_Camera_View` varchar(20) NOT NULL,<text:line-break/> <text:s/>`Game_Game_Play_type` tinyint(1) NOT NULL,<text:line-break/> <text:s/>`Game_play_Caracters` varchar(100) NOT NULL,<text:line-break/> <text:s/>`Game_play_Worlds` tinyint(1) NOT NULL,<text:line-break/> <text:s/>`Hardware_ID` int(11) NOT NULL<text:line-break/>) ENGINE=InnoDB DEFAULT CHARSET=utf8;<text:line-break/><text:line-break/>--<text:line-break/>-- RELATIONSHIPS FOR TABLE `Game_Play`:<text:line-break/>--<text:line-break/><text:line-break/>--<text:line-break/>-- Dumping data for table `Game_Play`<text:line-break/>--<text:line-break/><text:soft-page-break/><text:line-break/>INSERT INTO `Game_Play` (`Game_play_ID`, `Game_play_Camera_View`, `Game_Game_Play_type`, `Game_play_Caracters`, `Game_play_Worlds`, `Hardware_ID`) VALUES<text:line-break/>(1, 'first person', 1, 'im bob and friends', 1, 1),<text:line-break/>(2, 'third person', 0, 'jan dou and the ganag', 0, 2);<text:line-break/><text:line-break/>-- --------------------------------------------------------<text:line-break/><text:line-break/>--<text:line-break/>-- Table structure for table `Genre`<text:line-break/>--<text:line-break/><text:line-break/>CREATE TABLE `Genre` (<text:line-break/> <text:s/>`Genre_ID` int(11) NOT NULL,<text:line-break/> <text:s/>`Genre_Action` tinyint(1) NOT NULL,<text:line-break/> <text:s/>`Genre_Action-adventure` tinyint(1) NOT NULL,<text:line-break/> <text:s/>`Genre_Adventure` tinyint(1) NOT NULL,<text:line-break/> <text:s/>`Genre_Strategy` tinyint(1) NOT NULL,<text:line-break/> <text:s/>`Genre_Sport` tinyint(1) NOT NULL,<text:line-break/> <text:s/>`Genre_Party` tinyint(1) NOT NULL<text:line-break/>) ENGINE=InnoDB DEFAULT CHARSET=utf8;<text:line-break/><text:line-break/>--<text:line-break/>-- RELATIONSHIPS FOR TABLE `Genre`:<text:line-break/>--<text:line-break/><text:line-break/>--<text:line-break/>-- Dumping data for table `Genre`<text:line-break/>--<text:line-break/><text:line-break/>INSERT INTO `Genre` (`Genre_ID`, `Genre_Action`, `Genre_Action-adventure`, `Genre_Adventure`, `Genre_Strategy`, `Genre_Sport`, `Genre_Party`) VALUES<text:line-break/>(1, 1, 1, 1, 0, 0, 0),<text:line-break/>(2, 0, 0, 1, 1, 0, 0);<text:line-break/><text:line-break/>-- --------------------------------------------------------<text:line-break/><text:line-break/>--<text:line-break/>-- Table structure for table `Hardware`<text:line-break/>--<text:line-break/><text:line-break/>CREATE TABLE `Hardware` (<text:line-break/> <text:s/>`Hardware_ID` int(11) NOT NULL,<text:line-break/> <text:s/>`Platformes_ID` int(11) NOT NULL,<text:line-break/> <text:s/>`Hardware_Game_Cartdge` varchar(100) NOT NULL,<text:line-break/> <text:s/>`Controls_ ID` int(11) NOT NULL<text:line-break/>) ENGINE=InnoDB DEFAULT CHARSET=utf8;<text:line-break/><text:line-break/>--<text:line-break/><text:soft-page-break/>-- RELATIONSHIPS FOR TABLE `Hardware`:<text:line-break/>--<text:line-break/><text:line-break/>--<text:line-break/>-- Dumping data for table `Hardware`<text:line-break/>--<text:line-break/><text:line-break/>INSERT INTO `Hardware` (`Hardware_ID`, `Platformes_ID`, `Hardware_Game_Cartdge`, `Controls_ ID`) VALUES<text:line-break/>(1, 1, 'disk', 1);<text:line-break/><text:line-break/>-- --------------------------------------------------------<text:line-break/><text:line-break/>--<text:line-break/>-- Table structure for table `Platformes`<text:line-break/>--<text:line-break/><text:line-break/>CREATE TABLE `Platformes` (<text:line-break/> <text:s/>`Platformes_ID` int(11) NOT NULL,<text:line-break/> <text:s/>`Platformes_PC` tinyint(1) NOT NULL,<text:line-break/> <text:s/>`Platformes_XBOX_One` tinyint(1) NOT NULL,<text:line-break/> <text:s/>`Platformes_PS4` tinyint(1) NOT NULL,<text:line-break/> <text:s/>`Platformes_Switch` tinyint(1) NOT NULL,<text:line-break/> <text:s/>`Platformes_Wii_U` tinyint(1) NOT NULL<text:line-break/>) ENGINE=InnoDB DEFAULT CHARSET=utf8;<text:line-break/><text:line-break/>--<text:line-break/>-- RELATIONSHIPS FOR TABLE `Platformes`:<text:line-break/>--<text:line-break/><text:line-break/>--<text:line-break/>-- Dumping data for table `Platformes`<text:line-break/>--<text:line-break/><text:line-break/>INSERT INTO `Platformes` (`Platformes_ID`, `Platformes_PC`, `Platformes_XBOX_One`, `Platformes_PS4`, `Platformes_Switch`, `Platformes_Wii_U`) VALUES<text:line-break/>(1, 1, 0, 0, 0, 0),<text:line-break/>(2, 1, 0, 0, 0, 0);<text:line-break/><text:line-break/>--<text:line-break/>-- Indexes for dumped tables<text:line-break/>--<text:line-break/><text:line-break/>--<text:line-break/>-- Indexes for table `Audience`<text:line-break/>--<text:line-break/>ALTER TABLE `Audience`<text:line-break/> <text:s/>ADD PRIMARY KEY (`Audience_ID`);<text:line-break/><text:line-break/><text:soft-page-break/>--<text:line-break/>-- Indexes for table `Audience_Hardware`<text:line-break/>--<text:line-break/>ALTER TABLE `Audience_Hardware`<text:line-break/> <text:s/>ADD KEY `Hardware_ID` (`Hardware_ID`),<text:line-break/> <text:s/>ADD KEY `Audience_ID` (`Audience_ID`);<text:line-break/><text:line-break/>--<text:line-break/>-- Indexes for table `Controls`<text:line-break/>--<text:line-break/>ALTER TABLE `Controls`<text:line-break/> <text:s/>ADD PRIMARY KEY (`Controls_ ID`);<text:line-break/><text:line-break/>--<text:line-break/>-- Indexes for table `Games`<text:line-break/>--<text:line-break/>ALTER TABLE `Games`<text:line-break/> <text:s/>ADD PRIMARY KEY (`Games_ID`);<text:line-break/><text:line-break/>--<text:line-break/>-- Indexes for table `Game_Game_Play`<text:line-break/>--<text:line-break/>ALTER TABLE `Game_Game_Play`<text:line-break/> <text:s/>ADD KEY `Game_ID` (`Game_ID`);<text:line-break/><text:line-break/>--<text:line-break/>-- Indexes for table `Game_Hardware`<text:line-break/>--<text:line-break/>ALTER TABLE `Game_Hardware`<text:line-break/> <text:s/>ADD KEY `Game_ID` (`Game_ID`),<text:line-break/> <text:s/>ADD KEY `Hardware_ID` (`Hardware_ID`);<text:line-break/><text:line-break/>--<text:line-break/>-- Indexes for table `Game_Play`<text:line-break/>--<text:line-break/>ALTER TABLE `Game_Play`<text:line-break/> <text:s/>ADD PRIMARY KEY (`Game_play_ID`),<text:line-break/> <text:s/>ADD KEY `Hardware_ID` (`Hardware_ID`);<text:line-break/><text:line-break/>--<text:line-break/>-- Indexes for table `Genre`<text:line-break/>--<text:line-break/>ALTER TABLE `Genre`<text:line-break/> <text:s/>ADD PRIMARY KEY (`Genre_ID`);<text:line-break/><text:line-break/>--<text:line-break/>-- Indexes for table `Hardware`<text:line-break/>--<text:line-break/>ALTER TABLE `Hardware`<text:line-break/><text:soft-page-break/> <text:s/>ADD PRIMARY KEY (`Hardware_ID`),<text:line-break/> <text:s/>ADD KEY `Platformes_ID` (`Platformes_ID`),<text:line-break/> <text:s/>ADD KEY `Controls_ ID` (`Controls_ ID`);<text:line-break/><text:line-break/>--<text:line-break/>-- Indexes for table `Platformes`<text:line-break/>--<text:line-break/>ALTER TABLE `Platformes`<text:line-break/> <text:s/>ADD PRIMARY KEY (`Platformes_ID`);<text:line-break/><text:line-break/>--<text:line-break/>-- AUTO_INCREMENT for dumped tables<text:line-break/>--<text:line-break/><text:line-break/>--<text:line-break/>-- AUTO_INCREMENT for table `Audience`<text:line-break/>--<text:line-break/>ALTER TABLE `Audience`<text:line-break/> <text:s/>MODIFY `Audience_ID` int(11) NOT NULL AUTO_INCREMENT, AUTO_INCREMENT=3;<text:line-break/><text:line-break/>--<text:line-break/>-- AUTO_INCREMENT for table `Genre`<text:line-break/>--<text:line-break/>ALTER TABLE `Genre`<text:line-break/> <text:s/>MODIFY `Genre_ID` int(11) NOT NULL AUTO_INCREMENT, AUTO_INCREMENT=3;<text:line-break/><text:line-break/>--<text:line-break/>-- AUTO_INCREMENT for table `Hardware`<text:line-break/>--<text:line-break/>ALTER TABLE `Hardware`<text:line-break/> <text:s/>MODIFY `Hardware_ID` int(11) NOT NULL AUTO_INCREMENT, AUTO_INCREMENT=2;<text:line-break/><text:line-break/>--<text:line-break/>-- AUTO_INCREMENT for table `Platformes`<text:line-break/>--<text:line-break/>ALTER TABLE `Platformes`<text:line-break/> <text:s/>MODIFY `Platformes_ID` int(11) NOT NULL AUTO_INCREMENT, AUTO_INCREMENT=3;<text:line-break/>COMMIT;<text:line-break/><text:line-break/>/*!40101 SET CHARACTER_SET_CLIENT=@OLD_CHARACTER_SET_CLIENT */;<text:line-break/>/*!40101 SET CHARACTER_SET_RESULTS=@OLD_CHARACTER_SET_RESULTS */;<text:line-break/>/*!40101 SET COLLATION_CONNECTION=@OLD_COLLATION_CONNECTION */;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06T20:58:20.52</meta:creation-date>
    <meta:document-statistic meta:table-count="0" meta:image-count="0" meta:object-count="0" meta:page-count="8" meta:paragraph-count="1" meta:word-count="1027" meta:character-count="8719"/>
    <dc:date>2019-05-06T21:01:38.33</dc:date>
    <meta:editing-duration>PT3M17S</meta:editing-duration>
    <meta:editing-cycles>1</meta:editing-cycles>
    <meta:generator>OpenOffice/4.1.6$Win32 OpenOffice.org_project/416m1$Build-9790</meta:generator>
  </office:meta>
</office:document-meta>
</file>